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 Widgets</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What are widgets?</text:p>
          </draw:text-box>
        </draw:frame>
        <draw:frame presentation:style-name="pr4" draw:layer="layout" svg:width="24.639cm" svg:height="12.178cm" svg:x="1.4cm" svg:y="4.914cm" presentation:class="outline">
          <draw:text-box>
            <text:list text:style-name="L3">
              <text:list-item>
                <text:p>Widget is a cross-language cross-os cross-technology type of concept.</text:p>
              </text:list-item>
              <text:list-item>
                <text:p>It means an object that does two things:</text:p>
                <text:list>
                  <text:list-item>
                    <text:p>Has some GUI representation</text:p>
                  </text:list-item>
                  <text:list-item>
                    <text:p>Provides API to control it (both GUI wise and not).</text:p>
                  </text:list-item>
                </text:list>
              </text:list-item>
              <text:list-item>
                <text:p>Widgets are the heart of all modern UI system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What are widgets? (cont)</text:p>
          </draw:text-box>
        </draw:frame>
        <draw:frame presentation:style-name="pr4" draw:layer="layout" svg:width="24.639cm" svg:height="12.178cm" svg:x="1.4cm" svg:y="4.914cm" presentation:class="outline">
          <draw:text-box>
            <text:list text:style-name="L3">
              <text:list-item>
                <text:p>A few corrections:</text:p>
                <text:list>
                  <text:list-item>
                    <text:p>Some widgets do not have UI representation in the sense that you cannot see them and are just containers for other widgets (like a panel). They still deal with the UI though.</text:p>
                  </text:list-item>
                  <text:list-item>
                    <text:p>Some widgets are layout managers which means they decide on the location and size of other widgets. They also deal with UI but do not have any visual aspects of their ow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Widgets and DOM</text:p>
          </draw:text-box>
        </draw:frame>
        <draw:frame presentation:style-name="pr4" draw:layer="layout" svg:width="24.639cm" svg:height="12.178cm" svg:x="1.4cm" svg:y="4.914cm" presentation:class="outline">
          <draw:text-box>
            <text:list text:style-name="L3">
              <text:list-item>
                <text:p>Do not confuse widgets and DOM.</text:p>
              </text:list-item>
              <text:list-item>
                <text:p>DOM – low level, menial, display element, with low level poor API</text:p>
              </text:list-item>
              <text:list-item>
                <text:p>Widget – high level, mostly programmatic component, which gives rich API to build interfaces with.</text:p>
              </text:list-item>
              <text:list-item>
                <text:p>Most of the widgets work is <text:span text:style-name="T1">off screen</text:span>. Not so with DOM.</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idgets or DOM</text:p>
          </draw:text-box>
        </draw:frame>
        <draw:frame presentation:style-name="pr4" draw:layer="layout" svg:width="24.639cm" svg:height="12.178cm" svg:x="1.4cm" svg:y="4.914cm" presentation:class="outline">
          <draw:text-box>
            <text:list text:style-name="L3">
              <text:list-item>
                <text:p><text:span text:style-name="T1">When working with ExtJs you want to work with widgets as much as possible and with DOM as little as possible.</text:span></text:p>
              </text:list-item>
              <text:list-item>
                <text:p>ExtJs widgets are designed not have cross browser issues (bugs still happen...:)</text:p>
              </text:list-item>
              <text:list-item>
                <text:p>Widgets know about data and server sides.</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6T06:25:34</meta:creation-date>
    <meta:editing-duration>PT1M40S</meta:editing-duration>
    <meta:editing-cycles>3</meta:editing-cycles>
    <dc:date>2012-05-16T06:34:19</dc:date>
    <meta:generator>LibreOffice/3.5$Linux_x86 LibreOffice_project/350m1$Build-2</meta:generator>
    <meta:document-statistic meta:object-count="40"/>
  </office:meta>
</office:document-meta>
</file>